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24-09-1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23-09-26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22-09-2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21-09-14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20-09-22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9-09-25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8-09-25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7-09-27 0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6-09-22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5-09-18 0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5-03-25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4-12-2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4-11-18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4-09-25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4-07-01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4-03-26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3-12-2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3-09-2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3-06-2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3-03-2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2-12-2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2-09-27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2-06-28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2-03-2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1-12-2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1-09-2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1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0-12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0-09-27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0-06-2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10-03-23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9-12-17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9-09-28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9-06-2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9-03-2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8-12-3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8-09-2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8-06-30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8-04-04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7-12-2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7-09-25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7-06-27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7-03-27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6-12-26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6-08-2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6-06-30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6-01-24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12-1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11-2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10-18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09-2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08-26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07-2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06-2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05-24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04-29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03-30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02-2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5-01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42109392901</text:p>
          </table:table-cell>
          <table:table-cell office:value-type="string" calcext:value-type="string">
            <text:p>200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